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946f" officeooo:paragraph-rsid="0007946f"/>
    </style:style>
    <style:style style:name="P2" style:family="paragraph" style:parent-style-name="Standard">
      <style:text-properties officeooo:rsid="0007946f" officeooo:paragraph-rsid="00086bd0"/>
    </style:style>
    <style:style style:name="P3" style:family="paragraph" style:parent-style-name="Standard">
      <style:text-properties officeooo:rsid="0007946f" officeooo:paragraph-rsid="000dddfd"/>
    </style:style>
    <style:style style:name="P4" style:family="paragraph" style:parent-style-name="Standard">
      <style:text-properties officeooo:rsid="00086bd0" officeooo:paragraph-rsid="00086bd0"/>
    </style:style>
    <style:style style:name="P5" style:family="paragraph" style:parent-style-name="Standard">
      <style:text-properties officeooo:rsid="000b2742" officeooo:paragraph-rsid="000b2742"/>
    </style:style>
    <style:style style:name="P6" style:family="paragraph" style:parent-style-name="Standard">
      <style:text-properties officeooo:rsid="0010aee7" officeooo:paragraph-rsid="0010aee7"/>
    </style:style>
    <style:style style:name="P7" style:family="paragraph" style:parent-style-name="Standard">
      <style:text-properties officeooo:rsid="001d1ba6" officeooo:paragraph-rsid="001d1ba6"/>
    </style:style>
    <style:style style:name="T1" style:family="text">
      <style:text-properties officeooo:rsid="00086bd0"/>
    </style:style>
    <style:style style:name="T2" style:family="text">
      <style:text-properties officeooo:rsid="000b2742"/>
    </style:style>
    <style:style style:name="T3" style:family="text">
      <style:text-properties officeooo:rsid="001534b3"/>
    </style:style>
    <style:style style:name="T4" style:family="text">
      <style:text-properties officeooo:rsid="0020ee63"/>
    </style:style>
    <style:style style:name="T5" style:family="text">
      <style:text-properties officeooo:rsid="0028cbf2"/>
    </style:style>
    <style:style style:name="T6" style:family="text">
      <style:text-properties officeooo:rsid="002c4a22"/>
    </style:style>
    <style:style style:name="T7" style:family="text">
      <style:text-properties officeooo:rsid="002e2b6b"/>
    </style:style>
    <style:style style:name="T8" style:family="text">
      <style:text-properties officeooo:rsid="00300005"/>
    </style:style>
    <style:style style:name="T9" style:family="text">
      <style:text-properties officeooo:rsid="00300005" fo:background-color="#fff200" loext:char-shading-value="0"/>
    </style:style>
    <style:style style:name="T10" style:family="text">
      <style:text-properties officeooo:rsid="00086bd0" fo:background-color="#fff2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hanges to be done :</text:p>
      <text:p text:style-name="P1"/>
      <text:p text:style-name="P5">Backend :</text:p>
      <text:p text:style-name="P1"/>
      <text:p text:style-name="P1">1) <text:s/>Dashboard Design and Changes ( weekly summary of sales, visites location should be included).</text:p>
      <text:p text:style-name="P1">2) <text:s/>Design of all forms along with proper validation, <text:span text:style-name="T2">make autocomplete off. - done</text:span></text:p>
      <text:p text:style-name="P7">3) <text:s/>Option to upload profile picture of user <text:span text:style-name="T5">and </text:span>show all pictures on <text:span text:style-name="T4">user edit </text:span>form. - <text:span text:style-name="T9">pending</text:span></text:p>
      <text:p text:style-name="P2"><text:span text:style-name="T5">4</text:span>) <text:s/>Password Reset Api testing. - <text:span text:style-name="T8">done</text:span></text:p>
      <text:p text:style-name="P1"><text:span text:style-name="T5">5</text:span>) <text:s/>Api for dynamic location screen. - <text:span text:style-name="T8">done</text:span></text:p>
      <text:p text:style-name="P1"><text:span text:style-name="T5">6</text:span>) <text:s/>Searching <text:span text:style-name="T1">functionality</text:span> in all modules . - <text:span text:style-name="T9">Pending</text:span></text:p>
      <text:p text:style-name="P1"><text:span text:style-name="T5">7</text:span>) <text:s/>Filters along with searching. -<text:span text:style-name="T9">Pending</text:span></text:p>
      <text:p text:style-name="P1"><text:span text:style-name="T5">8</text:span>) <text:s/>History view in all modules.( order by date). -<text:span text:style-name="T7">done</text:span></text:p>
      <text:p text:style-name="P3"><text:span text:style-name="T5">9</text:span>) <text:s/>New Module for stock management ( Assigning stocks to the agent, Current stock , left stock <text:s text:c="6"/>information sould be included). <text:span text:style-name="T9">Pendin</text:span><text:span text:style-name="T8">g</text:span></text:p>
      <text:p text:style-name="P3"><text:span text:style-name="T5">10</text:span>) <text:s/>Update Sku Code as required <text:span text:style-name="T3">in product section</text:span>. -<text:span text:style-name="T9">Pending</text:span></text:p>
      <text:p text:style-name="P1">11) <text:s/>Show all the created locations on map as marker in mobile screen.- <text:span text:style-name="T6">done</text:span></text:p>
      <text:p text:style-name="P1">12) <text:s/><text:span text:style-name="T1">Alternative against select options in all modules. - </text:span><text:span text:style-name="T10">Pending</text:span></text:p>
      <text:p text:style-name="P4">13) <text:s/>Order of index page listing. (New Created Loctaion should come first insteat of last)</text:p>
      <text:p text:style-name="P4"/>
      <text:p text:style-name="P4"/>
      <text:p text:style-name="P4"/>
      <text:p text:style-name="P6">Note : A setup with a dummy data keeping in view of food manufacturer (Bread manufacturer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7:15.311661610</meta:creation-date>
    <dc:date>2019-12-17T10:06:34.408101050</dc:date>
    <meta:editing-duration>P2DT9H57M3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82" meta:character-count="1060" meta:non-whitespace-character-count="875"/>
  </office:meta>
</office:document-meta>
</file>